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6.0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7" number:automatic-order="true">
      <number:day-of-week/>
      <number:text>, </number:text>
      <number:day/>
      <number:text> de </number:text>
      <number:month number:textual="true"/>
      <number:text> de 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7"/>
    <style:style style:name="ce4" style:family="table-cell" style:parent-style-name="Default" style:data-style-name="N77"/>
    <style:style style:name="ce5" style:family="table-cell" style:parent-style-name="Default" style:data-style-name="N77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column table:style-name="co2" table:default-cell-style-name="ce3"/>
        <table:table-column table:style-name="co3" table:default-cell-style-name="ce4"/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Mês 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Dia da semana</text:p>
          </table:table-cell>
          <table:table-cell office:value-type="string" calcext:value-type="string">
            <text:p>Data por extenso</text:p>
          </table:table-cell>
        </table:table-row>
        <table:table-row table:style-name="ro1">
          <table:table-cell table:style-name="ce1" office:value-type="date" office:date-value="2021-03-01" calcext:value-type="date">
            <text:p>01/03/21</text:p>
          </table:table-cell>
          <table:table-cell table:formula="of:=YEAR([.A5])" office:value-type="float" office:value="2021" calcext:value-type="float">
            <text:p>2021</text:p>
          </table:table-cell>
          <table:table-cell table:style-name="ce2" table:formula="of:=TEXT([.A5];&quot;mmmm&quot;)" office:value-type="string" office:string-value="março" calcext:value-type="string">
            <text:p>março</text:p>
          </table:table-cell>
          <table:table-cell table:formula="of:=DAY([.A5])" office:value-type="float" office:value="1" calcext:value-type="float">
            <text:p>1</text:p>
          </table:table-cell>
          <table:table-cell table:formula="of:=[.A5]" office:value-type="date" office:date-value="2021-03-01" calcext:value-type="date">
            <text:p>segunda-feira</text:p>
          </table:table-cell>
          <table:table-cell table:style-name="ce5" table:formula="of:=TEXT([.A5];&quot;dddd, d mmmm , aaaa&quot;)" office:value-type="string" office:string-value="segunda-feira, 1 março , 2021" calcext:value-type="string">
            <text:p>segunda-feira, 1 março , 2021</text:p>
          </table:table-cell>
        </table:table-row>
        <table:table-row table:style-name="ro1">
          <table:table-cell table:style-name="ce1" table:formula="of:=[.A5]+1" office:value-type="date" office:date-value="2021-03-02" calcext:value-type="date">
            <text:p>02/03/21</text:p>
          </table:table-cell>
          <table:table-cell table:formula="of:=YEAR([.A6])" office:value-type="float" office:value="2021" calcext:value-type="float">
            <text:p>2021</text:p>
          </table:table-cell>
          <table:table-cell table:style-name="ce2" table:formula="of:=TEXT([.A6];&quot;mmmm&quot;)" office:value-type="string" office:string-value="março" calcext:value-type="string">
            <text:p>março</text:p>
          </table:table-cell>
          <table:table-cell table:formula="of:=DAY([.A6])" office:value-type="float" office:value="2" calcext:value-type="float">
            <text:p>2</text:p>
          </table:table-cell>
          <table:table-cell table:formula="of:=[.A6]" office:value-type="date" office:date-value="2021-03-02" calcext:value-type="date">
            <text:p>terça-feira</text:p>
          </table:table-cell>
          <table:table-cell table:style-name="ce5" table:formula="of:=TEXT([.A6];&quot;dddd, d mmmm , aaaa&quot;)" office:value-type="string" office:string-value="terça-feira, 2 março , 2021" calcext:value-type="string">
            <text:p>terça-feira, 2 março , 2021</text:p>
          </table:table-cell>
        </table:table-row>
        <table:table-row table:style-name="ro1">
          <table:table-cell table:style-name="ce1" table:formula="of:=[.A5]+2" office:value-type="date" office:date-value="2021-03-03" calcext:value-type="date">
            <text:p>03/03/21</text:p>
          </table:table-cell>
          <table:table-cell table:formula="of:=YEAR([.A7])" office:value-type="float" office:value="2021" calcext:value-type="float">
            <text:p>2021</text:p>
          </table:table-cell>
          <table:table-cell table:style-name="ce2" table:formula="of:=TEXT([.A7];&quot;mmmm&quot;)" office:value-type="string" office:string-value="março" calcext:value-type="string">
            <text:p>março</text:p>
          </table:table-cell>
          <table:table-cell table:formula="of:=DAY([.A7])" office:value-type="float" office:value="3" calcext:value-type="float">
            <text:p>3</text:p>
          </table:table-cell>
          <table:table-cell table:formula="of:=[.A7]" office:value-type="date" office:date-value="2021-03-03" calcext:value-type="date">
            <text:p>quarta-feira</text:p>
          </table:table-cell>
          <table:table-cell table:style-name="ce5" table:formula="of:=TEXT([.A7];&quot;dddd, d mmmm , aaaa&quot;)" office:value-type="string" office:string-value="quarta-feira, 3 março , 2021" calcext:value-type="string">
            <text:p>quarta-feira, 3 março , 2021</text:p>
          </table:table-cell>
        </table:table-row>
        <table:table-row table:style-name="ro1">
          <table:table-cell table:style-name="ce1" table:formula="of:=[.A5]+3" office:value-type="date" office:date-value="2021-03-04" calcext:value-type="date">
            <text:p>04/03/21</text:p>
          </table:table-cell>
          <table:table-cell table:formula="of:=YEAR([.A8])" office:value-type="float" office:value="2021" calcext:value-type="float">
            <text:p>2021</text:p>
          </table:table-cell>
          <table:table-cell table:style-name="ce2" table:formula="of:=TEXT([.A8];&quot;mmmm&quot;)" office:value-type="string" office:string-value="março" calcext:value-type="string">
            <text:p>março</text:p>
          </table:table-cell>
          <table:table-cell table:formula="of:=DAY([.A8])" office:value-type="float" office:value="4" calcext:value-type="float">
            <text:p>4</text:p>
          </table:table-cell>
          <table:table-cell table:formula="of:=[.A8]" office:value-type="date" office:date-value="2021-03-04" calcext:value-type="date">
            <text:p>quinta-feira</text:p>
          </table:table-cell>
          <table:table-cell table:style-name="ce5" table:formula="of:=TEXT([.A8];&quot;dddd, d mmmm , aaaa&quot;)" office:value-type="string" office:string-value="quinta-feira, 4 março , 2021" calcext:value-type="string">
            <text:p>quinta-feira, 4 março , 2021</text:p>
          </table:table-cell>
        </table:table-row>
        <table:table-row table:style-name="ro1">
          <table:table-cell table:style-name="ce1" table:formula="of:=[.A5]+4" office:value-type="date" office:date-value="2021-03-05" calcext:value-type="date">
            <text:p>05/03/21</text:p>
          </table:table-cell>
          <table:table-cell table:formula="of:=YEAR([.A9])" office:value-type="float" office:value="2021" calcext:value-type="float">
            <text:p>2021</text:p>
          </table:table-cell>
          <table:table-cell table:style-name="ce2" table:formula="of:=TEXT([.A9];&quot;mmmm&quot;)" office:value-type="string" office:string-value="março" calcext:value-type="string">
            <text:p>março</text:p>
          </table:table-cell>
          <table:table-cell table:formula="of:=DAY([.A9])" office:value-type="float" office:value="5" calcext:value-type="float">
            <text:p>5</text:p>
          </table:table-cell>
          <table:table-cell table:formula="of:=[.A9]" office:value-type="date" office:date-value="2021-03-05" calcext:value-type="date">
            <text:p>sexta-feira</text:p>
          </table:table-cell>
          <table:table-cell table:style-name="ce5" table:formula="of:=TEXT([.A9];&quot;dddd, d mmmm , aaaa&quot;)" office:value-type="string" office:string-value="sexta-feira, 5 março , 2021" calcext:value-type="string">
            <text:p>sexta-feira, 5 março , 2021</text:p>
          </table:table-cell>
        </table:table-row>
        <table:table-row table:style-name="ro1">
          <table:table-cell table:style-name="ce1" table:formula="of:=[.A5]+5" office:value-type="date" office:date-value="2021-03-06" calcext:value-type="date">
            <text:p>06/03/21</text:p>
          </table:table-cell>
          <table:table-cell table:formula="of:=YEAR([.A10])" office:value-type="float" office:value="2021" calcext:value-type="float">
            <text:p>2021</text:p>
          </table:table-cell>
          <table:table-cell table:style-name="ce2" table:formula="of:=TEXT([.A10];&quot;mmmm&quot;)" office:value-type="string" office:string-value="março" calcext:value-type="string">
            <text:p>março</text:p>
          </table:table-cell>
          <table:table-cell table:formula="of:=DAY([.A10])" office:value-type="float" office:value="6" calcext:value-type="float">
            <text:p>6</text:p>
          </table:table-cell>
          <table:table-cell table:formula="of:=[.A10]" office:value-type="date" office:date-value="2021-03-06" calcext:value-type="date">
            <text:p>sábado</text:p>
          </table:table-cell>
          <table:table-cell table:style-name="ce5" table:formula="of:=TEXT([.A10];&quot;dddd, d mmmm , aaaa&quot;)" office:value-type="string" office:string-value="sábado, 6 março , 2021" calcext:value-type="string">
            <text:p>sábado, 6 março , 2021</text:p>
          </table:table-cell>
        </table:table-row>
        <table:table-row table:style-name="ro1">
          <table:table-cell table:style-name="ce1" table:formula="of:=[.A5]+6" office:value-type="date" office:date-value="2021-03-07" calcext:value-type="date">
            <text:p>07/03/21</text:p>
          </table:table-cell>
          <table:table-cell table:formula="of:=YEAR([.A11])" office:value-type="float" office:value="2021" calcext:value-type="float">
            <text:p>2021</text:p>
          </table:table-cell>
          <table:table-cell table:style-name="ce2" table:formula="of:=TEXT([.A11];&quot;mmmm&quot;)" office:value-type="string" office:string-value="março" calcext:value-type="string">
            <text:p>março</text:p>
          </table:table-cell>
          <table:table-cell table:formula="of:=DAY([.A11])" office:value-type="float" office:value="7" calcext:value-type="float">
            <text:p>7</text:p>
          </table:table-cell>
          <table:table-cell table:formula="of:=[.A11]" office:value-type="date" office:date-value="2021-03-07" calcext:value-type="date">
            <text:p>domingo</text:p>
          </table:table-cell>
          <table:table-cell table:style-name="ce5" table:formula="of:=TEXT([.A11];&quot;dddd, d mmmm , aaaa&quot;)" office:value-type="string" office:string-value="domingo, 7 março , 2021" calcext:value-type="string">
            <text:p>domingo, 7 março , 2021</text:p>
          </table:table-cell>
        </table:table-row>
        <table:table-row table:style-name="ro1">
          <table:table-cell table:style-name="ce1" table:formula="of:=[.A5]+7" office:value-type="date" office:date-value="2021-03-08" calcext:value-type="date">
            <text:p>08/03/21</text:p>
          </table:table-cell>
          <table:table-cell table:formula="of:=YEAR([.A12])" office:value-type="float" office:value="2021" calcext:value-type="float">
            <text:p>2021</text:p>
          </table:table-cell>
          <table:table-cell table:style-name="ce2" table:formula="of:=TEXT([.A12];&quot;mmmm&quot;)" office:value-type="string" office:string-value="março" calcext:value-type="string">
            <text:p>março</text:p>
          </table:table-cell>
          <table:table-cell table:formula="of:=DAY([.A12])" office:value-type="float" office:value="8" calcext:value-type="float">
            <text:p>8</text:p>
          </table:table-cell>
          <table:table-cell table:formula="of:=[.A12]" office:value-type="date" office:date-value="2021-03-08" calcext:value-type="date">
            <text:p>segunda-feira</text:p>
          </table:table-cell>
          <table:table-cell table:style-name="ce5" table:formula="of:=TEXT([.A12];&quot;dddd, d mmmm , aaaa&quot;)" office:value-type="string" office:string-value="segunda-feira, 8 março , 2021" calcext:value-type="string">
            <text:p>segunda-feira, 8 março , 2021</text:p>
          </table:table-cell>
        </table:table-row>
        <table:table-row table:style-name="ro1">
          <table:table-cell table:style-name="ce1" table:formula="of:=[.A5]+8" office:value-type="date" office:date-value="2021-03-09" calcext:value-type="date">
            <text:p>09/03/21</text:p>
          </table:table-cell>
          <table:table-cell table:formula="of:=YEAR([.A13])" office:value-type="float" office:value="2021" calcext:value-type="float">
            <text:p>2021</text:p>
          </table:table-cell>
          <table:table-cell table:style-name="ce2" table:formula="of:=TEXT([.A13];&quot;mmmm&quot;)" office:value-type="string" office:string-value="março" calcext:value-type="string">
            <text:p>março</text:p>
          </table:table-cell>
          <table:table-cell table:formula="of:=DAY([.A13])" office:value-type="float" office:value="9" calcext:value-type="float">
            <text:p>9</text:p>
          </table:table-cell>
          <table:table-cell table:formula="of:=[.A13]" office:value-type="date" office:date-value="2021-03-09" calcext:value-type="date">
            <text:p>terça-feira</text:p>
          </table:table-cell>
          <table:table-cell table:style-name="ce5" table:formula="of:=TEXT([.A13];&quot;dddd, d mmmm , aaaa&quot;)" office:value-type="string" office:string-value="terça-feira, 9 março , 2021" calcext:value-type="string">
            <text:p>terça-feira, 9 março , 2021</text:p>
          </table:table-cell>
        </table:table-row>
        <table:table-row table:style-name="ro1">
          <table:table-cell table:style-name="ce1" table:formula="of:=[.A5]+9" office:value-type="date" office:date-value="2021-03-10" calcext:value-type="date">
            <text:p>10/03/21</text:p>
          </table:table-cell>
          <table:table-cell table:formula="of:=YEAR([.A14])" office:value-type="float" office:value="2021" calcext:value-type="float">
            <text:p>2021</text:p>
          </table:table-cell>
          <table:table-cell table:style-name="ce2" table:formula="of:=TEXT([.A14];&quot;mmmm&quot;)" office:value-type="string" office:string-value="março" calcext:value-type="string">
            <text:p>março</text:p>
          </table:table-cell>
          <table:table-cell table:formula="of:=DAY([.A14])" office:value-type="float" office:value="10" calcext:value-type="float">
            <text:p>10</text:p>
          </table:table-cell>
          <table:table-cell table:formula="of:=[.A14]" office:value-type="date" office:date-value="2021-03-10" calcext:value-type="date">
            <text:p>quarta-feira</text:p>
          </table:table-cell>
          <table:table-cell table:style-name="ce5" table:formula="of:=TEXT([.A14];&quot;dddd, d mmmm , aaaa&quot;)" office:value-type="string" office:string-value="quarta-feira, 10 março , 2021" calcext:value-type="string">
            <text:p>quarta-feira, 10 março , 2021</text:p>
          </table:table-cell>
        </table:table-row>
        <table:table-row table:style-name="ro1">
          <table:table-cell table:style-name="ce1" table:formula="of:=[.A5]+10" office:value-type="date" office:date-value="2021-03-11" calcext:value-type="date">
            <text:p>11/03/21</text:p>
          </table:table-cell>
          <table:table-cell table:formula="of:=YEAR([.A15])" office:value-type="float" office:value="2021" calcext:value-type="float">
            <text:p>2021</text:p>
          </table:table-cell>
          <table:table-cell table:style-name="ce2" table:formula="of:=TEXT([.A15];&quot;mmmm&quot;)" office:value-type="string" office:string-value="março" calcext:value-type="string">
            <text:p>março</text:p>
          </table:table-cell>
          <table:table-cell table:formula="of:=DAY([.A15])" office:value-type="float" office:value="11" calcext:value-type="float">
            <text:p>11</text:p>
          </table:table-cell>
          <table:table-cell table:formula="of:=[.A15]" office:value-type="date" office:date-value="2021-03-11" calcext:value-type="date">
            <text:p>quinta-feira</text:p>
          </table:table-cell>
          <table:table-cell table:style-name="ce5" table:formula="of:=TEXT([.A15];&quot;dddd, d mmmm , aaaa&quot;)" office:value-type="string" office:string-value="quinta-feira, 11 março , 2021" calcext:value-type="string">
            <text:p>quinta-feira, 11 março , 2021</text:p>
          </table:table-cell>
        </table:table-row>
        <table:table-row table:style-name="ro1">
          <table:table-cell table:style-name="ce1" table:formula="of:=[.A5]+11" office:value-type="date" office:date-value="2021-03-12" calcext:value-type="date">
            <text:p>12/03/21</text:p>
          </table:table-cell>
          <table:table-cell table:formula="of:=YEAR([.A16])" office:value-type="float" office:value="2021" calcext:value-type="float">
            <text:p>2021</text:p>
          </table:table-cell>
          <table:table-cell table:style-name="ce2" table:formula="of:=TEXT([.A16];&quot;mmmm&quot;)" office:value-type="string" office:string-value="março" calcext:value-type="string">
            <text:p>março</text:p>
          </table:table-cell>
          <table:table-cell table:formula="of:=DAY([.A16])" office:value-type="float" office:value="12" calcext:value-type="float">
            <text:p>12</text:p>
          </table:table-cell>
          <table:table-cell table:formula="of:=[.A16]" office:value-type="date" office:date-value="2021-03-12" calcext:value-type="date">
            <text:p>sexta-feira</text:p>
          </table:table-cell>
          <table:table-cell table:style-name="ce5" table:formula="of:=TEXT([.A16];&quot;dddd, d mmmm , aaaa&quot;)" office:value-type="string" office:string-value="sexta-feira, 12 março , 2021" calcext:value-type="string">
            <text:p>sexta-feira, 12 março , 2021</text:p>
          </table:table-cell>
        </table:table-row>
        <table:table-row table:style-name="ro1">
          <table:table-cell table:style-name="ce1" table:formula="of:=[.A5]+12" office:value-type="date" office:date-value="2021-03-13" calcext:value-type="date">
            <text:p>13/03/21</text:p>
          </table:table-cell>
          <table:table-cell table:formula="of:=YEAR([.A17])" office:value-type="float" office:value="2021" calcext:value-type="float">
            <text:p>2021</text:p>
          </table:table-cell>
          <table:table-cell table:style-name="ce2" table:formula="of:=TEXT([.A17];&quot;mmmm&quot;)" office:value-type="string" office:string-value="março" calcext:value-type="string">
            <text:p>março</text:p>
          </table:table-cell>
          <table:table-cell table:formula="of:=DAY([.A17])" office:value-type="float" office:value="13" calcext:value-type="float">
            <text:p>13</text:p>
          </table:table-cell>
          <table:table-cell table:formula="of:=[.A17]" office:value-type="date" office:date-value="2021-03-13" calcext:value-type="date">
            <text:p>sábado</text:p>
          </table:table-cell>
          <table:table-cell table:style-name="ce5" table:formula="of:=TEXT([.A17];&quot;dddd, d mmmm , aaaa&quot;)" office:value-type="string" office:string-value="sábado, 13 março , 2021" calcext:value-type="string">
            <text:p>sábado, 13 março , 2021</text:p>
          </table:table-cell>
        </table:table-row>
        <table:table-row table:style-name="ro1">
          <table:table-cell table:style-name="ce1" table:formula="of:=[.A5]+13" office:value-type="date" office:date-value="2021-03-14" calcext:value-type="date">
            <text:p>14/03/21</text:p>
          </table:table-cell>
          <table:table-cell table:formula="of:=YEAR([.A18])" office:value-type="float" office:value="2021" calcext:value-type="float">
            <text:p>2021</text:p>
          </table:table-cell>
          <table:table-cell table:style-name="ce2" table:formula="of:=TEXT([.A18];&quot;mmmm&quot;)" office:value-type="string" office:string-value="março" calcext:value-type="string">
            <text:p>março</text:p>
          </table:table-cell>
          <table:table-cell table:formula="of:=DAY([.A18])" office:value-type="float" office:value="14" calcext:value-type="float">
            <text:p>14</text:p>
          </table:table-cell>
          <table:table-cell table:formula="of:=[.A18]" office:value-type="date" office:date-value="2021-03-14" calcext:value-type="date">
            <text:p>domingo</text:p>
          </table:table-cell>
          <table:table-cell table:style-name="ce5" table:formula="of:=TEXT([.A18];&quot;dddd, d mmmm , aaaa&quot;)" office:value-type="string" office:string-value="domingo, 14 março , 2021" calcext:value-type="string">
            <text:p>domingo, 14 março , 2021</text:p>
          </table:table-cell>
        </table:table-row>
        <table:table-row table:style-name="ro1">
          <table:table-cell table:style-name="ce1" table:formula="of:=[.A5]+14" office:value-type="date" office:date-value="2021-03-15" calcext:value-type="date">
            <text:p>15/03/21</text:p>
          </table:table-cell>
          <table:table-cell table:formula="of:=YEAR([.A19])" office:value-type="float" office:value="2021" calcext:value-type="float">
            <text:p>2021</text:p>
          </table:table-cell>
          <table:table-cell table:style-name="ce2" table:formula="of:=TEXT([.A19];&quot;mmmm&quot;)" office:value-type="string" office:string-value="março" calcext:value-type="string">
            <text:p>março</text:p>
          </table:table-cell>
          <table:table-cell table:formula="of:=DAY([.A19])" office:value-type="float" office:value="15" calcext:value-type="float">
            <text:p>15</text:p>
          </table:table-cell>
          <table:table-cell table:formula="of:=[.A19]" office:value-type="date" office:date-value="2021-03-15" calcext:value-type="date">
            <text:p>segunda-feira</text:p>
          </table:table-cell>
          <table:table-cell table:style-name="ce5" table:formula="of:=TEXT([.A19];&quot;dddd, d mmmm , aaaa&quot;)" office:value-type="string" office:string-value="segunda-feira, 15 março , 2021" calcext:value-type="string">
            <text:p>segunda-feira, 15 março , 2021</text:p>
          </table:table-cell>
        </table:table-row>
        <table:table-row table:style-name="ro1">
          <table:table-cell table:style-name="ce1" table:formula="of:=[.A5]+15" office:value-type="date" office:date-value="2021-03-16" calcext:value-type="date">
            <text:p>16/03/21</text:p>
          </table:table-cell>
          <table:table-cell table:formula="of:=YEAR([.A20])" office:value-type="float" office:value="2021" calcext:value-type="float">
            <text:p>2021</text:p>
          </table:table-cell>
          <table:table-cell table:style-name="ce2" table:formula="of:=TEXT([.A20];&quot;mmmm&quot;)" office:value-type="string" office:string-value="março" calcext:value-type="string">
            <text:p>março</text:p>
          </table:table-cell>
          <table:table-cell table:formula="of:=DAY([.A20])" office:value-type="float" office:value="16" calcext:value-type="float">
            <text:p>16</text:p>
          </table:table-cell>
          <table:table-cell table:formula="of:=[.A20]" office:value-type="date" office:date-value="2021-03-16" calcext:value-type="date">
            <text:p>terça-feira</text:p>
          </table:table-cell>
          <table:table-cell table:style-name="ce5" table:formula="of:=TEXT([.A20];&quot;dddd, d mmmm , aaaa&quot;)" office:value-type="string" office:string-value="terça-feira, 16 março , 2021" calcext:value-type="string">
            <text:p>terça-feira, 16 março , 2021</text:p>
          </table:table-cell>
        </table:table-row>
        <table:table-row table:style-name="ro1">
          <table:table-cell table:style-name="ce1" table:formula="of:=[.A5]+16" office:value-type="date" office:date-value="2021-03-17" calcext:value-type="date">
            <text:p>17/03/21</text:p>
          </table:table-cell>
          <table:table-cell table:formula="of:=YEAR([.A21])" office:value-type="float" office:value="2021" calcext:value-type="float">
            <text:p>2021</text:p>
          </table:table-cell>
          <table:table-cell table:style-name="ce2" table:formula="of:=TEXT([.A21];&quot;mmmm&quot;)" office:value-type="string" office:string-value="março" calcext:value-type="string">
            <text:p>março</text:p>
          </table:table-cell>
          <table:table-cell table:formula="of:=DAY([.A21])" office:value-type="float" office:value="17" calcext:value-type="float">
            <text:p>17</text:p>
          </table:table-cell>
          <table:table-cell table:formula="of:=[.A21]" office:value-type="date" office:date-value="2021-03-17" calcext:value-type="date">
            <text:p>quarta-feira</text:p>
          </table:table-cell>
          <table:table-cell table:style-name="ce5" table:formula="of:=TEXT([.A21];&quot;dddd, d mmmm , aaaa&quot;)" office:value-type="string" office:string-value="quarta-feira, 17 março , 2021" calcext:value-type="string">
            <text:p>quarta-feira, 17 março , 2021</text:p>
          </table:table-cell>
        </table:table-row>
        <table:table-row table:style-name="ro1">
          <table:table-cell table:style-name="ce1" table:formula="of:=[.A5]+17" office:value-type="date" office:date-value="2021-03-18" calcext:value-type="date">
            <text:p>18/03/21</text:p>
          </table:table-cell>
          <table:table-cell table:formula="of:=YEAR([.A22])" office:value-type="float" office:value="2021" calcext:value-type="float">
            <text:p>2021</text:p>
          </table:table-cell>
          <table:table-cell table:style-name="ce2" table:formula="of:=TEXT([.A22];&quot;mmmm&quot;)" office:value-type="string" office:string-value="março" calcext:value-type="string">
            <text:p>março</text:p>
          </table:table-cell>
          <table:table-cell table:formula="of:=DAY([.A22])" office:value-type="float" office:value="18" calcext:value-type="float">
            <text:p>18</text:p>
          </table:table-cell>
          <table:table-cell table:formula="of:=[.A22]" office:value-type="date" office:date-value="2021-03-18" calcext:value-type="date">
            <text:p>quinta-feira</text:p>
          </table:table-cell>
          <table:table-cell table:style-name="ce5" table:formula="of:=TEXT([.A22];&quot;dddd, d mmmm , aaaa&quot;)" office:value-type="string" office:string-value="quinta-feira, 18 março , 2021" calcext:value-type="string">
            <text:p>quinta-feira, 18 março , 2021</text:p>
          </table:table-cell>
        </table:table-row>
        <table:table-row table:style-name="ro1">
          <table:table-cell table:style-name="ce1" table:formula="of:=[.A5]+18" office:value-type="date" office:date-value="2021-03-19" calcext:value-type="date">
            <text:p>19/03/21</text:p>
          </table:table-cell>
          <table:table-cell table:formula="of:=YEAR([.A23])" office:value-type="float" office:value="2021" calcext:value-type="float">
            <text:p>2021</text:p>
          </table:table-cell>
          <table:table-cell table:style-name="ce2" table:formula="of:=TEXT([.A23];&quot;mmmm&quot;)" office:value-type="string" office:string-value="março" calcext:value-type="string">
            <text:p>março</text:p>
          </table:table-cell>
          <table:table-cell table:formula="of:=DAY([.A23])" office:value-type="float" office:value="19" calcext:value-type="float">
            <text:p>19</text:p>
          </table:table-cell>
          <table:table-cell table:formula="of:=[.A23]" office:value-type="date" office:date-value="2021-03-19" calcext:value-type="date">
            <text:p>sexta-feira</text:p>
          </table:table-cell>
          <table:table-cell table:style-name="ce5" table:formula="of:=TEXT([.A23];&quot;dddd, d mmmm , aaaa&quot;)" office:value-type="string" office:string-value="sexta-feira, 19 março , 2021" calcext:value-type="string">
            <text:p>sexta-feira, 19 março , 2021</text:p>
          </table:table-cell>
        </table:table-row>
        <table:table-row table:style-name="ro1">
          <table:table-cell table:style-name="ce1" table:formula="of:=[.A5]+19" office:value-type="date" office:date-value="2021-03-20" calcext:value-type="date">
            <text:p>20/03/21</text:p>
          </table:table-cell>
          <table:table-cell table:formula="of:=YEAR([.A24])" office:value-type="float" office:value="2021" calcext:value-type="float">
            <text:p>2021</text:p>
          </table:table-cell>
          <table:table-cell table:style-name="ce2" table:formula="of:=TEXT([.A24];&quot;mmmm&quot;)" office:value-type="string" office:string-value="março" calcext:value-type="string">
            <text:p>março</text:p>
          </table:table-cell>
          <table:table-cell table:formula="of:=DAY([.A24])" office:value-type="float" office:value="20" calcext:value-type="float">
            <text:p>20</text:p>
          </table:table-cell>
          <table:table-cell table:formula="of:=[.A24]" office:value-type="date" office:date-value="2021-03-20" calcext:value-type="date">
            <text:p>sábado</text:p>
          </table:table-cell>
          <table:table-cell table:style-name="ce5" table:formula="of:=TEXT([.A24];&quot;dddd, d mmmm , aaaa&quot;)" office:value-type="string" office:string-value="sábado, 20 março , 2021" calcext:value-type="string">
            <text:p>sábado, 20 março , 2021</text:p>
          </table:table-cell>
        </table:table-row>
        <table:table-row table:style-name="ro1">
          <table:table-cell table:style-name="ce1" table:formula="of:=[.A5]+20" office:value-type="date" office:date-value="2021-03-21" calcext:value-type="date">
            <text:p>21/03/21</text:p>
          </table:table-cell>
          <table:table-cell table:formula="of:=YEAR([.A25])" office:value-type="float" office:value="2021" calcext:value-type="float">
            <text:p>2021</text:p>
          </table:table-cell>
          <table:table-cell table:style-name="ce2" table:formula="of:=TEXT([.A25];&quot;mmmm&quot;)" office:value-type="string" office:string-value="março" calcext:value-type="string">
            <text:p>março</text:p>
          </table:table-cell>
          <table:table-cell table:formula="of:=DAY([.A25])" office:value-type="float" office:value="21" calcext:value-type="float">
            <text:p>21</text:p>
          </table:table-cell>
          <table:table-cell table:formula="of:=[.A25]" office:value-type="date" office:date-value="2021-03-21" calcext:value-type="date">
            <text:p>domingo</text:p>
          </table:table-cell>
          <table:table-cell table:style-name="ce5" table:formula="of:=TEXT([.A25];&quot;dddd, d mmmm , aaaa&quot;)" office:value-type="string" office:string-value="domingo, 21 março , 2021" calcext:value-type="string">
            <text:p>domingo, 21 março , 2021</text:p>
          </table:table-cell>
        </table:table-row>
        <table:table-row table:style-name="ro1">
          <table:table-cell table:style-name="ce1" table:formula="of:=[.A5]+21" office:value-type="date" office:date-value="2021-03-22" calcext:value-type="date">
            <text:p>22/03/21</text:p>
          </table:table-cell>
          <table:table-cell table:formula="of:=YEAR([.A26])" office:value-type="float" office:value="2021" calcext:value-type="float">
            <text:p>2021</text:p>
          </table:table-cell>
          <table:table-cell table:style-name="ce2" table:formula="of:=TEXT([.A26];&quot;mmmm&quot;)" office:value-type="string" office:string-value="março" calcext:value-type="string">
            <text:p>março</text:p>
          </table:table-cell>
          <table:table-cell table:formula="of:=DAY([.A26])" office:value-type="float" office:value="22" calcext:value-type="float">
            <text:p>22</text:p>
          </table:table-cell>
          <table:table-cell table:formula="of:=[.A26]" office:value-type="date" office:date-value="2021-03-22" calcext:value-type="date">
            <text:p>segunda-feira</text:p>
          </table:table-cell>
          <table:table-cell table:style-name="ce5" table:formula="of:=TEXT([.A26];&quot;dddd, d mmmm , aaaa&quot;)" office:value-type="string" office:string-value="segunda-feira, 22 março , 2021" calcext:value-type="string">
            <text:p>segunda-feira, 22 março , 2021</text:p>
          </table:table-cell>
        </table:table-row>
        <table:table-row table:style-name="ro1">
          <table:table-cell table:style-name="ce1" table:formula="of:=[.A5]+22" office:value-type="date" office:date-value="2021-03-23" calcext:value-type="date">
            <text:p>23/03/21</text:p>
          </table:table-cell>
          <table:table-cell table:formula="of:=YEAR([.A27])" office:value-type="float" office:value="2021" calcext:value-type="float">
            <text:p>2021</text:p>
          </table:table-cell>
          <table:table-cell table:style-name="ce2" table:formula="of:=TEXT([.A27];&quot;mmmm&quot;)" office:value-type="string" office:string-value="março" calcext:value-type="string">
            <text:p>março</text:p>
          </table:table-cell>
          <table:table-cell table:formula="of:=DAY([.A27])" office:value-type="float" office:value="23" calcext:value-type="float">
            <text:p>23</text:p>
          </table:table-cell>
          <table:table-cell table:formula="of:=[.A27]" office:value-type="date" office:date-value="2021-03-23" calcext:value-type="date">
            <text:p>terça-feira</text:p>
          </table:table-cell>
          <table:table-cell table:style-name="ce5" table:formula="of:=TEXT([.A27];&quot;dddd, d mmmm , aaaa&quot;)" office:value-type="string" office:string-value="terça-feira, 23 março , 2021" calcext:value-type="string">
            <text:p>terça-feira, 23 março , 2021</text:p>
          </table:table-cell>
        </table:table-row>
        <table:table-row table:style-name="ro1">
          <table:table-cell table:style-name="ce1" table:formula="of:=[.A5]+23" office:value-type="date" office:date-value="2021-03-24" calcext:value-type="date">
            <text:p>24/03/21</text:p>
          </table:table-cell>
          <table:table-cell table:formula="of:=YEAR([.A28])" office:value-type="float" office:value="2021" calcext:value-type="float">
            <text:p>2021</text:p>
          </table:table-cell>
          <table:table-cell table:style-name="ce2" table:formula="of:=TEXT([.A28];&quot;mmmm&quot;)" office:value-type="string" office:string-value="março" calcext:value-type="string">
            <text:p>março</text:p>
          </table:table-cell>
          <table:table-cell table:formula="of:=DAY([.A28])" office:value-type="float" office:value="24" calcext:value-type="float">
            <text:p>24</text:p>
          </table:table-cell>
          <table:table-cell table:formula="of:=[.A28]" office:value-type="date" office:date-value="2021-03-24" calcext:value-type="date">
            <text:p>quarta-feira</text:p>
          </table:table-cell>
          <table:table-cell table:style-name="ce5" table:formula="of:=TEXT([.A28];&quot;dddd, d mmmm , aaaa&quot;)" office:value-type="string" office:string-value="quarta-feira, 24 março , 2021" calcext:value-type="string">
            <text:p>quarta-feira, 24 março , 2021</text:p>
          </table:table-cell>
        </table:table-row>
        <table:table-row table:style-name="ro1">
          <table:table-cell table:style-name="ce1" table:formula="of:=[.A5]+24" office:value-type="date" office:date-value="2021-03-25" calcext:value-type="date">
            <text:p>25/03/21</text:p>
          </table:table-cell>
          <table:table-cell table:formula="of:=YEAR([.A29])" office:value-type="float" office:value="2021" calcext:value-type="float">
            <text:p>2021</text:p>
          </table:table-cell>
          <table:table-cell table:style-name="ce2" table:formula="of:=TEXT([.A29];&quot;mmmm&quot;)" office:value-type="string" office:string-value="março" calcext:value-type="string">
            <text:p>março</text:p>
          </table:table-cell>
          <table:table-cell table:formula="of:=DAY([.A29])" office:value-type="float" office:value="25" calcext:value-type="float">
            <text:p>25</text:p>
          </table:table-cell>
          <table:table-cell table:formula="of:=[.A29]" office:value-type="date" office:date-value="2021-03-25" calcext:value-type="date">
            <text:p>quinta-feira</text:p>
          </table:table-cell>
          <table:table-cell table:style-name="ce5" table:formula="of:=TEXT([.A29];&quot;dddd, d mmmm , aaaa&quot;)" office:value-type="string" office:string-value="quinta-feira, 25 março , 2021" calcext:value-type="string">
            <text:p>quinta-feira, 25 março , 2021</text:p>
          </table:table-cell>
        </table:table-row>
        <table:table-row table:style-name="ro1">
          <table:table-cell table:style-name="ce1" table:formula="of:=[.A5]+25" office:value-type="date" office:date-value="2021-03-26" calcext:value-type="date">
            <text:p>26/03/21</text:p>
          </table:table-cell>
          <table:table-cell table:formula="of:=YEAR([.A30])" office:value-type="float" office:value="2021" calcext:value-type="float">
            <text:p>2021</text:p>
          </table:table-cell>
          <table:table-cell table:style-name="ce2" table:formula="of:=TEXT([.A30];&quot;mmmm&quot;)" office:value-type="string" office:string-value="março" calcext:value-type="string">
            <text:p>março</text:p>
          </table:table-cell>
          <table:table-cell table:formula="of:=DAY([.A30])" office:value-type="float" office:value="26" calcext:value-type="float">
            <text:p>26</text:p>
          </table:table-cell>
          <table:table-cell table:formula="of:=[.A30]" office:value-type="date" office:date-value="2021-03-26" calcext:value-type="date">
            <text:p>sexta-feira</text:p>
          </table:table-cell>
          <table:table-cell table:style-name="ce5" table:formula="of:=TEXT([.A30];&quot;dddd, d mmmm , aaaa&quot;)" office:value-type="string" office:string-value="sexta-feira, 26 março , 2021" calcext:value-type="string">
            <text:p>sexta-feira, 26 março , 2021</text:p>
          </table:table-cell>
        </table:table-row>
        <table:table-row table:style-name="ro1">
          <table:table-cell table:style-name="ce1" table:formula="of:=[.A5]+26" office:value-type="date" office:date-value="2021-03-27" calcext:value-type="date">
            <text:p>27/03/21</text:p>
          </table:table-cell>
          <table:table-cell table:formula="of:=YEAR([.A31])" office:value-type="float" office:value="2021" calcext:value-type="float">
            <text:p>2021</text:p>
          </table:table-cell>
          <table:table-cell table:style-name="ce2" table:formula="of:=TEXT([.A31];&quot;mmmm&quot;)" office:value-type="string" office:string-value="março" calcext:value-type="string">
            <text:p>março</text:p>
          </table:table-cell>
          <table:table-cell table:formula="of:=DAY([.A31])" office:value-type="float" office:value="27" calcext:value-type="float">
            <text:p>27</text:p>
          </table:table-cell>
          <table:table-cell table:formula="of:=[.A31]" office:value-type="date" office:date-value="2021-03-27" calcext:value-type="date">
            <text:p>sábado</text:p>
          </table:table-cell>
          <table:table-cell table:style-name="ce5" table:formula="of:=TEXT([.A31];&quot;dddd, d mmmm , aaaa&quot;)" office:value-type="string" office:string-value="sábado, 27 março , 2021" calcext:value-type="string">
            <text:p>sábado, 27 março , 2021</text:p>
          </table:table-cell>
        </table:table-row>
        <table:table-row table:style-name="ro1">
          <table:table-cell table:style-name="ce1" table:formula="of:=[.A5]+27" office:value-type="date" office:date-value="2021-03-28" calcext:value-type="date">
            <text:p>28/03/21</text:p>
          </table:table-cell>
          <table:table-cell table:formula="of:=YEAR([.A32])" office:value-type="float" office:value="2021" calcext:value-type="float">
            <text:p>2021</text:p>
          </table:table-cell>
          <table:table-cell table:style-name="ce2" table:formula="of:=TEXT([.A32];&quot;mmmm&quot;)" office:value-type="string" office:string-value="março" calcext:value-type="string">
            <text:p>março</text:p>
          </table:table-cell>
          <table:table-cell table:formula="of:=DAY([.A32])" office:value-type="float" office:value="28" calcext:value-type="float">
            <text:p>28</text:p>
          </table:table-cell>
          <table:table-cell table:formula="of:=[.A32]" office:value-type="date" office:date-value="2021-03-28" calcext:value-type="date">
            <text:p>domingo</text:p>
          </table:table-cell>
          <table:table-cell table:style-name="ce5" table:formula="of:=TEXT([.A32];&quot;dddd, d mmmm , aaaa&quot;)" office:value-type="string" office:string-value="domingo, 28 março , 2021" calcext:value-type="string">
            <text:p>domingo, 28 março , 2021</text:p>
          </table:table-cell>
        </table:table-row>
        <table:table-row table:style-name="ro1">
          <table:table-cell table:style-name="ce1" table:formula="of:=[.A5]+28" office:value-type="date" office:date-value="2021-03-29" calcext:value-type="date">
            <text:p>29/03/21</text:p>
          </table:table-cell>
          <table:table-cell table:formula="of:=YEAR([.A33])" office:value-type="float" office:value="2021" calcext:value-type="float">
            <text:p>2021</text:p>
          </table:table-cell>
          <table:table-cell table:style-name="ce2" table:formula="of:=TEXT([.A33];&quot;mmmm&quot;)" office:value-type="string" office:string-value="março" calcext:value-type="string">
            <text:p>março</text:p>
          </table:table-cell>
          <table:table-cell table:formula="of:=DAY([.A33])" office:value-type="float" office:value="29" calcext:value-type="float">
            <text:p>29</text:p>
          </table:table-cell>
          <table:table-cell table:formula="of:=[.A33]" office:value-type="date" office:date-value="2021-03-29" calcext:value-type="date">
            <text:p>segunda-feira</text:p>
          </table:table-cell>
          <table:table-cell table:style-name="ce5" table:formula="of:=TEXT([.A33];&quot;dddd, d mmmm , aaaa&quot;)" office:value-type="string" office:string-value="segunda-feira, 29 março , 2021" calcext:value-type="string">
            <text:p>segunda-feira, 29 março , 2021</text:p>
          </table:table-cell>
        </table:table-row>
        <table:table-row table:style-name="ro1">
          <table:table-cell table:style-name="ce1" table:formula="of:=[.A5]+29" office:value-type="date" office:date-value="2021-03-30" calcext:value-type="date">
            <text:p>30/03/21</text:p>
          </table:table-cell>
          <table:table-cell table:formula="of:=YEAR([.A34])" office:value-type="float" office:value="2021" calcext:value-type="float">
            <text:p>2021</text:p>
          </table:table-cell>
          <table:table-cell table:style-name="ce2" table:formula="of:=TEXT([.A34];&quot;mmmm&quot;)" office:value-type="string" office:string-value="março" calcext:value-type="string">
            <text:p>março</text:p>
          </table:table-cell>
          <table:table-cell table:formula="of:=DAY([.A34])" office:value-type="float" office:value="30" calcext:value-type="float">
            <text:p>30</text:p>
          </table:table-cell>
          <table:table-cell table:formula="of:=[.A34]" office:value-type="date" office:date-value="2021-03-30" calcext:value-type="date">
            <text:p>terça-feira</text:p>
          </table:table-cell>
          <table:table-cell table:style-name="ce5" table:formula="of:=TEXT([.A34];&quot;dddd, d mmmm , aaaa&quot;)" office:value-type="string" office:string-value="terça-feira, 30 março , 2021" calcext:value-type="string">
            <text:p>terça-feira, 30 março , 2021</text:p>
          </table:table-cell>
        </table:table-row>
        <table:table-row table:style-name="ro1">
          <table:table-cell table:style-name="ce1" table:formula="of:=[.A5]+30" office:value-type="date" office:date-value="2021-03-31" calcext:value-type="date">
            <text:p>31/03/21</text:p>
          </table:table-cell>
          <table:table-cell table:formula="of:=YEAR([.A35])" office:value-type="float" office:value="2021" calcext:value-type="float">
            <text:p>2021</text:p>
          </table:table-cell>
          <table:table-cell table:style-name="ce2" table:formula="of:=TEXT([.A35];&quot;mmmm&quot;)" office:value-type="string" office:string-value="março" calcext:value-type="string">
            <text:p>março</text:p>
          </table:table-cell>
          <table:table-cell table:formula="of:=DAY([.A35])" office:value-type="float" office:value="31" calcext:value-type="float">
            <text:p>31</text:p>
          </table:table-cell>
          <table:table-cell table:formula="of:=[.A35]" office:value-type="date" office:date-value="2021-03-31" calcext:value-type="date">
            <text:p>quarta-feira</text:p>
          </table:table-cell>
          <table:table-cell table:style-name="ce5" table:formula="of:=TEXT([.A35];&quot;dddd, d mmmm , aaaa&quot;)" office:value-type="string" office:string-value="quarta-feira, 31 março , 2021" calcext:value-type="string">
            <text:p>quarta-feira, 31 março , 2021</text:p>
          </table:table-cell>
        </table:table-row>
        <table:table-row table:style-name="ro1" table:number-rows-repeated="104854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7">
      <number:day-of-week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3:17:33.011000000</meta:creation-date>
    <dc:date>2021-03-01T16:55:34.303000000</dc:date>
    <meta:editing-duration>PT16M5S</meta:editing-duration>
    <meta:editing-cycles>2</meta:editing-cycles>
    <meta:generator>LibreOffice/7.0.4.2$Windows_X86_64 LibreOffice_project/dcf040e67528d9187c66b2379df5ea4407429775</meta:generator>
    <meta:document-statistic meta:table-count="1" meta:cell-count="192" meta:object-count="0"/>
  </office:meta>
</office:document-meta>
</file>